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20pt" style:font-size-asian="20pt" style:font-size-complex="20pt" style:text-underline-type="single" style:text-underline-style="solid" style:text-underline-width="auto" style:text-underline-mode="continuous"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Paragraphedeliste" style:list-style-name="LFO4" style:family="paragraph">
      <style:text-properties fo:language="fr" fo:country="FR"/>
    </style:style>
    <style:style style:name="P5" style:parent-style-name="Paragraphedeliste" style:list-style-name="LFO4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Paragraphedeliste" style:list-style-name="LFO3" style:family="paragraph">
      <style:text-properties fo:language="fr" fo:country="FR"/>
    </style:style>
    <style:style style:name="P9" style:parent-style-name="Paragraphedeliste" style:list-style-name="LFO3" style:family="paragraph">
      <style:text-properties fo:language="fr" fo:country="FR"/>
    </style:style>
    <style:style style:name="P10" style:parent-style-name="Paragraphedeliste" style:list-style-name="LFO3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</office:automatic-styles>
  <office:body>
    <office:text text:use-soft-page-breaks="true">
      <text:p text:style-name="P1">TIPE: Optimisation temporelle d’un circuit.</text:p>
      <text:p text:style-name="P2"/>
      <text:p text:style-name="P3">Objectif du TIPE :</text:p>
      <text:list text:style-name="LFO4" text:continue-numbering="true">
        <text:list-item>
          <text:p text:style-name="P4">Optimiser et minimiser le temps d’un tour d’un circuit à l’aide de la simulation.</text:p>
        </text:list-item>
        <text:list-item>
          <text:p text:style-name="P5">Utilisation d’un outil de simulation</text:p>
        </text:list-item>
      </text:list>
      <text:p text:style-name="P6"/>
      <text:p text:style-name="P7">Outils :</text:p>
      <text:list text:style-name="LFO3" text:continue-numbering="true">
        <text:list-item>
          <text:p text:style-name="P8">Python</text:p>
        </text:list-item>
        <text:list-item>
          <text:p text:style-name="P9">Gym CarRacing</text:p>
        </text:list-item>
        <text:list-item>
          <text:p text:style-name="P10">DonkeyCar</text:p>
        </text:list-item>
      </text:list>
      <text:p text:style-name="P11"/>
      <text:p text:style-name="P12"/>
      <text:p text:style-name="P13"/>
      <text:p text:style-name="P14"/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ketdule</meta:initial-creator>
    <dc:creator>Kiketdule</dc:creator>
    <meta:creation-date>2025-09-08T14:44:00Z</meta:creation-date>
    <dc:date>2025-09-08T15:55:00Z</dc:date>
    <meta:template xlink:href="Normal.dotm" xlink:type="simple"/>
    <meta:editing-cycles>1</meta:editing-cycles>
    <meta:editing-duration>PT4260S</meta:editing-duration>
    <meta:document-statistic meta:page-count="1" meta:paragraph-count="1" meta:word-count="34" meta:character-count="228" meta:row-count="1" meta:non-whitespace-character-count="195"/>
  </office:meta>
</office:document-meta>
</file>